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ameel Noori Kasheeda" svg:font-family="'Jameel Noori Kasheeda'"/>
    <style:font-face style:name="Montserrat" svg:font-family="Montserrat, sans-serif"/>
    <style:font-face style:name="Noto Sans Devanagari" svg:font-family="'Noto Sans Devanagari'" style:font-family-generic="swiss"/>
    <style:font-face style:name="Cantarell" svg:font-family="Cantarell"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ntarell"/>
    </style:style>
    <style:style style:name="P2" style:family="paragraph" style:parent-style-name="Standard">
      <style:text-properties style:font-name="Cantarell" fo:font-weight="bold" style:font-weight-asian="bold" style:font-weight-complex="bold"/>
    </style:style>
    <style:style style:name="P3" style:family="paragraph" style:parent-style-name="Standard">
      <style:text-properties fo:color="#000000" loext:opacity="100%" style:font-name="Cantarell" fo:font-weight="bold" style:font-weight-asian="bold" style:font-weight-complex="bold"/>
    </style:style>
    <style:style style:name="P4" style:family="paragraph" style:parent-style-name="Standard">
      <style:text-properties fo:color="#1c99e0" loext:opacity="100%" style:font-name="Cantarell"/>
    </style:style>
    <style:style style:name="P5" style:family="paragraph" style:parent-style-name="Subtitle">
      <style:text-properties fo:font-weight="bold" officeooo:rsid="001a4c21" officeooo:paragraph-rsid="001a4c21"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000000" loext:opacity="100%"/>
    </style:style>
    <style:style style:name="T4" style:family="text">
      <style:text-properties fo:color="#000000" loext:opacity="100%" fo:font-weight="bold" style:font-weight-asian="bold" style:font-weight-complex="bold"/>
    </style:style>
    <style:style style:name="T5" style:family="text">
      <style:text-properties fo:color="#1c99e0"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hapter 9 <text:span text:style-name="T1">(Mr.Chips)</text:span></text:p>
      <text:p text:style-name="P3">Q.1. Where did Chips move after his wife's death?</text:p>
      <text:p text:style-name="P1"><text:span text:style-name="T4">Ans:</text:span> <text:span text:style-name="T5">Chips changed his more commodious apartment in schoolhouse for his old original bachelor quarters after the death of his wife. But he did not leave his house mastership.</text:span></text:p>
      <text:p text:style-name="P4"/>
      <text:p text:style-name="P3">Q.2. . How did Chips house mastership prove useful after the death of his wife?</text:p>
      <text:p text:style-name="P1"><text:span text:style-name="T4">Ans:</text:span> <text:span text:style-name="T5">Mr. Chips wanted to give up his house mastership after the death of his wife, but the Headmaster convinced him otherwise. Later, he was glad. The work filled up the emptiness in his mind and heart.</text:span></text:p>
      <text:p text:style-name="P1"/>
      <text:p text:style-name="P2">Q.3. What changes did the death of his wife bring in Chips?</text:p>
      <text:p text:style-name="P1"><text:span text:style-name="T2">Ans:</text:span> <text:span text:style-name="T5">Just as marriage added something to his life, so did grief. After the death of his wife, suddenly, Chips became a man whom boys classed as 'old'. His discipline improved. He did not feel diffident about his work and worth.</text:span></text:p>
      <text:p text:style-name="P1"/>
      <text:p text:style-name="P2">Q.4. How did Chips see the world of change and conflict?</text:p>
      <text:p text:style-name="P1"><text:span text:style-name="T2">Ans:</text:span> <text:span text:style-name="T5">He saw the world with the remembered eyes of Katherine as one may glimpse a mountain behind another mountain when the mist clears. She had left him with a calmness and a poise that accorded well with his inward emotions.</text:span></text:p>
      <text:p text:style-name="P1"/>
      <text:p text:style-name="P3">Q.5. What had Katherine left Chips with?</text:p>
      <text:p text:style-name="P1"><text:span text:style-name="T4">Ans:</text:span> <text:span text:style-name="T5">She had left him with calmness and poise that accorded well with his inward emotions.</text:span></text:p>
      <text:p text:style-name="P1"/>
      <text:p text:style-name="P2">Q.6. What were Chips' views about the Boers?</text:p>
      <text:p text:style-name="P1"><text:span text:style-name="T2">Ans:</text:span> <text:span text:style-name="T5">Mr. Chips was neither a pro-Boer nor an anti-Boer. But he believed the Boers were engaged in a struggle that had a curious similarity to those of certain English history book heroes.</text:span></text:p>
      <text:p text:style-name="P2"/>
      <text:p text:style-name="P2">Q.7. What did Chips say to Lloyd George?</text:p>
      <text:p text:style-name="P1"><text:span text:style-name="T2">Ans:</text:span> <text:span text:style-name="T5">Mr. Chips did not follow any formalities during his conversation with the Prime Minister. He said, “I am nearly old enough to remember you as a young man. I confess that you seem to have improved a great deal.”</text:span></text:p>
      <text:p text:style-name="P4"/>
      <text:p text:style-name="P2">Q.8. What sort of gown did Chips wear after the death of Katherine?</text:p>
      <text:p text:style-name="P1"><text:span text:style-name="T2">Ans:</text:span> <text:span text:style-name="T5">Chips cared the least about his dress and demeanor. He wore his gown until it was almost too tattered to hold together.</text:span></text:p>
      <text:p text:style-name="P1"/>
      <text:p text:style-name="P2">Q.9. How would Chips take call-over near Big Hall?</text:p>
      <text:p text:style-name="P1"><text:span text:style-name="T2">Ans:</text:span> <text:span text:style-name="T5">Chips held the school list and each boy as he passed spoke his name for Chips to verify and then tick off on the list. His verifying glance was mimicked by the students.</text:span></text:p>
      <text:p text:style-name="P1"/>
      <text:p text:style-name="P2">Q.10. Draw a character sketch of Naylor.</text:p>
      <text:p text:style-name="P1"><text:span text:style-name="T2">Ans:</text:span> <text:span text:style-name="T5">Naylor was an old student of Mr. Chips who called Chips old at fifty. Later, he became a lawyer. Mr. Chips remembered him for his com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ameel Noori Kasheeda" svg:font-family="'Jameel Noori Kasheeda'"/>
    <style:font-face style:name="Montserrat" svg:font-family="Montserrat, sans-serif"/>
    <style:font-face style:name="Noto Sans Devanagari" svg:font-family="'Noto Sans Devanagari'" style:font-family-generic="swiss"/>
    <style:font-face style:name="Cantarell" svg:font-family="Cantarell"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Jameel Noori Kasheeda" fo:font-size="12pt" fo:language="en" fo:country="GB" style:letter-kerning="true" style:font-name-asian="Noto Serif CJK SC" style:font-size-asian="10.5pt" style:language-asian="zh" style:country-asian="CN" style:font-name-complex="Noto Sans Devanagari"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Jameel Noori Kasheeda" fo:font-family="'Jameel Noori Kasheeda'"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Jameel Noori Kasheeda" fo:font-family="'Jameel Noori Kasheeda'"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Jameel Noori Kasheeda" fo:font-family="'Jameel Noori Kasheeda'" style:font-size-asian="12pt" style:font-name-complex="Noto Sans Devanagari"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5T06:59:42.054930109</meta:creation-date>
    <dc:date>2021-03-25T07:06:19.401953946</dc:date>
    <meta:editing-duration>PT6M36S</meta:editing-duration>
    <meta:editing-cycles>3</meta:editing-cycles>
    <meta:generator>LibreOffice/7.1.1.2$Linux_X86_64 LibreOffice_project/10$Build-2</meta:generator>
    <meta:document-statistic meta:table-count="0" meta:image-count="0" meta:object-count="0" meta:page-count="1" meta:paragraph-count="21" meta:word-count="423" meta:character-count="2305" meta:non-whitespace-character-count="1903"/>
  </office:meta>
</office:document-meta>
</file>